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1" fo:font-weight="bold" officeooo:paragraph-rsid="0015200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 Light1" fo:font-weight="bold" officeooo:rsid="00152002" officeooo:paragraph-rsid="00152002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Calibri Light1" fo:font-size="12pt" fo:font-weight="normal" officeooo:rsid="0015ba99" officeooo:paragraph-rsid="0018d94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Calibri Light1" fo:font-size="12pt" fo:font-weight="normal" officeooo:rsid="0016405d" officeooo:paragraph-rsid="0016405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Calibri Light" fo:font-size="12pt" fo:font-weight="normal" officeooo:rsid="0016405d" officeooo:paragraph-rsid="0016405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alibri Light" fo:font-size="12pt" officeooo:paragraph-rsid="0018d94a" style:font-size-asian="12pt" style:font-size-complex="12pt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alibri Light" fo:font-size="12pt" officeooo:paragraph-rsid="0015ba99" style:font-size-asian="12pt" style:font-size-complex="12pt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alibri Light" fo:font-size="12pt" officeooo:paragraph-rsid="001a2998" style:font-size-asian="12pt" style:font-size-complex="12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alibri Light" fo:font-size="12pt" fo:font-weight="bold" officeooo:rsid="001a2998" officeooo:paragraph-rsid="0018d94a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style:font-name="Calibri Light" fo:font-size="12pt" officeooo:paragraph-rsid="0016405d" style:font-size-asian="12pt" style:font-size-complex="12pt"/>
    </style:style>
    <style:style style:name="P11" style:family="paragraph" style:parent-style-name="Standard" style:list-style-name="L1">
      <style:paragraph-properties fo:line-height="115%" fo:text-align="start" style:justify-single-word="false"/>
      <style:text-properties fo:font-size="12pt" officeooo:paragraph-rsid="0016405d" style:font-size-asian="12pt" style:font-size-complex="12pt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officeooo:paragraph-rsid="001a2998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officeooo:paragraph-rsid="0018d94a"/>
    </style:style>
    <style:style style:name="P14" style:family="paragraph" style:parent-style-name="Standard" style:list-style-name="L1">
      <style:paragraph-properties fo:line-height="115%" fo:text-align="start" style:justify-single-word="false"/>
      <style:text-properties officeooo:paragraph-rsid="0016405d"/>
    </style:style>
    <style:style style:name="T1" style:family="text">
      <style:text-properties fo:font-weight="normal" officeooo:rsid="00152002" style:font-weight-asian="normal" style:font-weight-complex="normal"/>
    </style:style>
    <style:style style:name="T2" style:family="text">
      <style:text-properties fo:font-weight="normal" officeooo:rsid="0018d94a" style:font-weight-asian="normal" style:font-weight-complex="normal"/>
    </style:style>
    <style:style style:name="T3" style:family="text">
      <style:text-properties fo:font-weight="normal" officeooo:rsid="0015ba99" style:font-weight-asian="normal" style:font-weight-complex="normal"/>
    </style:style>
    <style:style style:name="T4" style:family="text">
      <style:text-properties fo:font-weight="normal" officeooo:rsid="001a2998" style:font-weight-asian="normal" style:font-weight-complex="normal"/>
    </style:style>
    <style:style style:name="T5" style:family="text">
      <style:text-properties style:font-name="Calibri Light1" fo:font-weight="normal" officeooo:rsid="0015ba99" style:font-weight-asian="normal" style:font-weight-complex="normal"/>
    </style:style>
    <style:style style:name="T6" style:family="text">
      <style:text-properties style:font-name="Calibri Light1" fo:font-weight="normal" officeooo:rsid="0018d94a" style:font-weight-asian="normal" style:font-weight-complex="normal"/>
    </style:style>
    <style:style style:name="T7" style:family="text">
      <style:text-properties style:font-name="Calibri Light1" fo:font-size="12pt" fo:font-weight="normal" officeooo:rsid="0015ba99" style:font-size-asian="12pt" style:font-weight-asian="normal" style:font-size-complex="12pt" style:font-weight-complex="normal"/>
    </style:style>
    <style:style style:name="T8" style:family="text">
      <style:text-properties style:font-name="Calibri Light1" fo:font-size="12pt" fo:font-weight="normal" officeooo:rsid="0018d94a" style:font-size-asian="12pt" style:font-weight-asian="normal" style:font-size-complex="12pt" style:font-weight-complex="normal"/>
    </style:style>
    <style:style style:name="T9" style:family="text">
      <style:text-properties style:font-name="Calibri Light1" fo:font-size="12pt" fo:font-weight="normal" officeooo:rsid="001cf4f1" style:font-size-asian="12pt" style:font-weight-asian="normal" style:font-size-complex="12pt" style:font-weight-complex="normal"/>
    </style:style>
    <style:style style:name="T10" style:family="text">
      <style:text-properties officeooo:rsid="0018d94a"/>
    </style:style>
    <style:style style:name="T11" style:family="text">
      <style:text-properties style:font-name="Calibri Light"/>
    </style:style>
    <style:style style:name="T12" style:family="text">
      <style:text-properties style:font-name="Calibri Light" fo:font-weight="normal" officeooo:rsid="0015ba99" style:font-weight-asian="normal" style:font-weight-complex="normal"/>
    </style:style>
    <style:style style:name="T13" style:family="text">
      <style:text-properties style:font-name="Calibri Light" fo:font-weight="normal" officeooo:rsid="0018d94a" style:font-weight-asian="normal" style:font-weight-complex="normal"/>
    </style:style>
    <style:style style:name="T14" style:family="text">
      <style:text-properties style:font-name="Calibri Light" officeooo:rsid="0018d94a"/>
    </style:style>
    <style:style style:name="T15" style:family="text">
      <style:text-properties style:font-name="Calibri Light" fo:font-weight="bold" style:font-weight-asian="bold" style:font-weight-complex="bold"/>
    </style:style>
    <style:style style:name="T16" style:family="text">
      <style:text-properties style:font-name="Calibri Light" fo:font-weight="bold" officeooo:rsid="00152002" style:font-weight-asian="bold" style:font-weight-complex="bold"/>
    </style:style>
    <style:style style:name="T17" style:family="text">
      <style:text-properties style:font-name="Calibri Light" fo:font-weight="bold" officeooo:rsid="0018d94a" style:font-weight-asian="bold" style:font-weight-complex="bold"/>
    </style:style>
    <style:style style:name="T18" style:family="text">
      <style:text-properties style:font-name="Calibri Light" fo:font-weight="bold" officeooo:rsid="0015ba99" style:font-weight-asian="bold" style:font-weight-complex="bold"/>
    </style:style>
    <style:style style:name="T19" style:family="text">
      <style:text-properties style:font-name="Calibri Light" fo:font-size="12pt" fo:font-weight="bold" officeooo:rsid="00152002" style:font-size-asian="12pt" style:font-weight-asian="bold" style:font-size-complex="12pt" style:font-weight-complex="bold"/>
    </style:style>
    <style:style style:name="T20" style:family="text">
      <style:text-properties style:font-name="Calibri Light" fo:font-size="12pt" fo:font-weight="bold" officeooo:rsid="0015ba99" style:font-size-asian="12pt" style:font-weight-asian="bold" style:font-size-complex="12pt" style:font-weight-complex="bold"/>
    </style:style>
    <style:style style:name="T21" style:family="text">
      <style:text-properties style:font-name="Calibri Light" fo:font-size="12pt" fo:font-weight="bold" officeooo:rsid="0018d94a" style:font-size-asian="12pt" style:font-weight-asian="bold" style:font-size-complex="12pt" style:font-weight-complex="bold"/>
    </style:style>
    <style:style style:name="T22" style:family="text">
      <style:text-properties style:font-name="Calibri Light" fo:font-size="12pt" fo:font-weight="normal" officeooo:rsid="0015ba99" style:font-size-asian="12pt" style:font-weight-asian="normal" style:font-size-complex="12pt" style:font-weight-complex="normal"/>
    </style:style>
    <style:style style:name="T23" style:family="text">
      <style:text-properties style:font-name="Calibri Light" fo:font-size="12pt" fo:font-weight="normal" officeooo:rsid="0018d94a" style:font-size-asian="12pt" style:font-weight-asian="normal" style:font-size-complex="12pt" style:font-weight-complex="normal"/>
    </style:style>
    <style:style style:name="T24" style:family="text">
      <style:text-properties style:font-name="Calibri Light" fo:font-size="12pt" fo:font-weight="normal" officeooo:rsid="001cf4f1" style:font-size-asian="12pt" style:font-weight-asian="normal" style:font-size-complex="12pt" style:font-weight-complex="normal"/>
    </style:style>
    <style:style style:name="T25" style:family="text">
      <style:text-properties fo:font-weight="bold" officeooo:rsid="00152002" style:font-weight-asian="bold" style:font-weight-complex="bold"/>
    </style:style>
    <style:style style:name="T26" style:family="text">
      <style:text-properties fo:font-weight="bold" officeooo:rsid="0018d94a" style:font-weight-asian="bold" style:font-weight-complex="bold"/>
    </style:style>
    <style:style style:name="T27" style:family="text">
      <style:text-properties fo:font-weight="bold" officeooo:rsid="0015ba99" style:font-weight-asian="bold" style:font-weight-complex="bold"/>
    </style:style>
    <style:style style:name="T28" style:family="text">
      <style:text-properties fo:font-weight="bold" officeooo:rsid="001a2998" style:font-weight-asian="bold" style:font-weight-complex="bold"/>
    </style:style>
    <style:style style:name="T29" style:family="text">
      <style:text-properties fo:font-weight="bold" officeooo:rsid="0017e8d6" style:font-weight-asian="bold" style:font-weight-complex="bold"/>
    </style:style>
    <style:style style:name="T30" style:family="text">
      <style:text-properties fo:font-weight="bold" officeooo:rsid="001c586f" style:font-weight-asian="bold" style:font-weight-complex="bold"/>
    </style:style>
    <style:style style:name="T31" style:family="text">
      <style:text-properties officeooo:rsid="001a2998"/>
    </style:style>
    <style:style style:name="T32" style:family="text">
      <style:text-properties officeooo:rsid="001cf4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1">Ejercicios </text:span>Sistemas Raid</text:p>
      <text:p text:style-name="P1"/>
      <text:p text:style-name="P7"><text:span text:style-name="T25">Ejercicio 1.- </text:span><text:span text:style-name="T1">Dibuja la estructura de un sistema</text:span><text:span text:style-name="T25"> RAID </text:span><text:span text:style-name="T26">0</text:span><text:span text:style-name="T25"> </text:span><text:span text:style-name="T26">con 4 discos </text:span><text:span text:style-name="T2">de almacenamiento, </text:span><text:span text:style-name="T1">que almacene </text:span><text:span text:style-name="T3">los siguientes </text:span><text:span text:style-name="T1">datos </text:span><text:span text:style-name="T2">expuestos</text:span><text:span text:style-name="T1">.</text:span></text:p>
      <text:list xml:id="list3383154183" text:style-name="L1">
        <text:list-item>
          <text:p text:style-name="P10"><text:span text:style-name="T25">B</text:span><text:span text:style-name="T27">loque A: </text:span><text:span text:style-name="T3">A1 – A</text:span><text:span text:style-name="T2">4</text:span></text:p>
        </text:list-item>
        <text:list-item>
          <text:p text:style-name="P14"><text:span text:style-name="T19">B</text:span><text:span text:style-name="T20">loque B: </text:span><text:span text:style-name="T22">B1 – B</text:span><text:span text:style-name="T24">8</text:span></text:p>
        </text:list-item>
      </text:list>
      <text:p text:style-name="P5"/>
      <text:p text:style-name="P5"/>
      <text:p text:style-name="P7"><text:span text:style-name="T25">Ejercicio 2.-</text:span><text:span text:style-name="T1"> Dibuja la estructura de un sistema </text:span><text:span text:style-name="T25">RAID </text:span><text:span text:style-name="T26">1</text:span><text:span text:style-name="T29"> </text:span><text:span text:style-name="T26">con 4 discos</text:span><text:span text:style-name="T2"> de almacenamiento,</text:span><text:span text:style-name="T1"> que almacene </text:span><text:span text:style-name="T3">los siguientes </text:span><text:span text:style-name="T1">datos</text:span><text:span text:style-name="T2"> expuestos.</text:span></text:p>
      <text:list xml:id="list171959367319129" text:continue-numbering="true" text:style-name="L1">
        <text:list-item>
          <text:p text:style-name="P10"><text:span text:style-name="T25">B</text:span><text:span text:style-name="T27">loque A:</text:span><text:span text:style-name="T3"> A1 – A</text:span><text:span text:style-name="T2">4</text:span></text:p>
        </text:list-item>
        <text:list-item>
          <text:p text:style-name="P11"><text:span text:style-name="T16">B</text:span><text:span text:style-name="T18">loque B: </text:span><text:span text:style-name="T12">B</text:span><text:span text:style-name="T13">1</text:span><text:span text:style-name="T5"> – B</text:span><text:span text:style-name="T6">4</text:span></text:p>
        </text:list-item>
      </text:list>
      <text:p text:style-name="P4"/>
      <text:p text:style-name="P4"/>
      <text:p text:style-name="P8"><text:span text:style-name="T28">E</text:span><text:span text:style-name="T25">jercicio </text:span><text:span text:style-name="T28">3.</text:span><text:span text:style-name="T25">-</text:span><text:span text:style-name="T1"> Dibuja la estructura de un sistema </text:span><text:span text:style-name="T25">RAID </text:span><text:span text:style-name="T30">3+</text:span><text:span text:style-name="T28">1</text:span><text:span text:style-name="T29"> </text:span><text:span text:style-name="T26">con </text:span><text:span text:style-name="T28">15</text:span><text:span text:style-name="T26"> discos</text:span><text:span text:style-name="T2">,</text:span><text:span text:style-name="T1"> que almacene </text:span><text:span text:style-name="T3">los siguientes </text:span><text:span text:style-name="T1">datos</text:span><text:span text:style-name="T2"> expuestos.</text:span></text:p>
      <text:list xml:id="list171960612478400" text:continue-numbering="true" text:style-name="L1">
        <text:list-item>
          <text:p text:style-name="P12"><text:span text:style-name="T19">B</text:span><text:span text:style-name="T20">loque </text:span><text:span text:style-name="T21">X</text:span><text:span text:style-name="T20">:</text:span><text:span text:style-name="T22"> </text:span><text:span text:style-name="T23">X</text:span><text:span text:style-name="T22">1 – </text:span><text:span text:style-name="T23">X</text:span><text:span text:style-name="T24">6</text:span></text:p>
        </text:list-item>
        <text:list-item>
          <text:p text:style-name="P12"><text:span text:style-name="T19">B</text:span><text:span text:style-name="T20">loque </text:span><text:span text:style-name="T21">Y</text:span><text:span text:style-name="T22">: </text:span><text:span text:style-name="T23">Y</text:span><text:span text:style-name="T22">1</text:span><text:span text:style-name="T7"> – </text:span><text:span text:style-name="T8">Y</text:span><text:span text:style-name="T9">5</text:span></text:p>
        </text:list-item>
      </text:list>
      <text:p text:style-name="P9"/>
      <text:p text:style-name="P9"/>
      <text:p text:style-name="P6"><text:span text:style-name="T28">E</text:span><text:span text:style-name="T25">jercicio </text:span><text:span text:style-name="T28">4.</text:span><text:span text:style-name="T25">-</text:span><text:span text:style-name="T1"> Dibuja la estructura de un sistema </text:span><text:span text:style-name="T25">RAID </text:span><text:span text:style-name="T29">5</text:span><text:span text:style-name="T26">+1+0</text:span><text:span text:style-name="T29"> </text:span><text:span text:style-name="T26">con </text:span><text:span text:style-name="T28">16</text:span><text:span text:style-name="T26"> discos</text:span><text:span text:style-name="T2">,</text:span><text:span text:style-name="T1"> que almacene </text:span><text:span text:style-name="T3">los siguientes </text:span><text:span text:style-name="T1">datos</text:span><text:span text:style-name="T2"> expuestos.</text:span></text:p>
      <text:list xml:id="list171960713217587" text:continue-numbering="true" text:style-name="L1">
        <text:list-item>
          <text:p text:style-name="P13"><text:span text:style-name="T19">B</text:span><text:span text:style-name="T20">loque </text:span><text:span text:style-name="T21">X</text:span><text:span text:style-name="T20">:</text:span><text:span text:style-name="T22"> </text:span><text:span text:style-name="T23">X</text:span><text:span text:style-name="T22">1 – </text:span><text:span text:style-name="T23">X</text:span><text:span text:style-name="T24">8</text:span></text:p>
        </text:list-item>
        <text:list-item>
          <text:p text:style-name="P13"><text:span text:style-name="T19">B</text:span><text:span text:style-name="T20">loque </text:span><text:span text:style-name="T21">Y</text:span><text:span text:style-name="T22">: </text:span><text:span text:style-name="T23">Y</text:span><text:span text:style-name="T22">1</text:span><text:span text:style-name="T7"> – </text:span><text:span text:style-name="T8">Y</text:span><text:span text:style-name="T9">3</text:span></text:p>
        </text:list-item>
      </text:list>
      <text:p text:style-name="P3"/>
      <text:p text:style-name="P3"/>
      <text:p text:style-name="P6"><text:span text:style-name="T25">Ejercicio </text:span><text:span text:style-name="T28">5</text:span><text:span text:style-name="T25">.-</text:span><text:span text:style-name="T1"> Dibuja la estructura de un sistema </text:span><text:span text:style-name="T25">RAID </text:span><text:span text:style-name="T26">3+0+0</text:span><text:span text:style-name="T29"> </text:span><text:span text:style-name="T28">18</text:span><text:span text:style-name="T26"> discos</text:span><text:span text:style-name="T2">,</text:span><text:span text:style-name="T1"> que almacene </text:span><text:span text:style-name="T3">los siguientes </text:span><text:span text:style-name="T1">datos</text:span><text:span text:style-name="T2"> expuestos.</text:span></text:p>
      <text:list xml:id="list171960087838816" text:continue-numbering="true" text:style-name="L1">
        <text:list-item>
          <text:p text:style-name="P13"><text:span text:style-name="T19">B</text:span><text:span text:style-name="T20">loque </text:span><text:span text:style-name="T21">X</text:span><text:span text:style-name="T20">:</text:span><text:span text:style-name="T22"> </text:span><text:span text:style-name="T23">X</text:span><text:span text:style-name="T22">1 – </text:span><text:span text:style-name="T23">X</text:span><text:span text:style-name="T24">4</text:span></text:p>
        </text:list-item>
        <text:list-item>
          <text:p text:style-name="P13"><text:span text:style-name="T19">B</text:span><text:span text:style-name="T20">loque </text:span><text:span text:style-name="T21">Y</text:span><text:span text:style-name="T20">:</text:span><text:span text:style-name="T22"> </text:span><text:span text:style-name="T23">Y</text:span><text:span text:style-name="T22">1</text:span><text:span text:style-name="T7"> – </text:span><text:span text:style-name="T8">Y</text:span><text:span text:style-name="T9">8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4T12:38:20.547000000</meta:creation-date>
    <dc:date>2024-01-05T17:19:58.662000000</dc:date>
    <meta:editing-duration>PT37M17S</meta:editing-duration>
    <meta:editing-cycles>7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6" meta:word-count="151" meta:character-count="819" meta:non-whitespace-character-count="684"/>
  </office:meta>
</office:document-meta>
</file>